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fo:language="fr" fo:country="FR" officeooo:paragraph-rsid="00ad6e02" style:language-asian="zh" style:country-asian="CN" style:language-complex="hi" style:country-complex="IN"/>
    </style:style>
    <style:style style:name="P6" style:family="paragraph" style:parent-style-name="Standard">
      <style:paragraph-properties style:writing-mode="lr-tb"/>
      <style:text-properties fo:language="fr" fo:country="FR" officeooo:rsid="00ad49a8" officeooo:paragraph-rsid="00ad6e02" style:language-asian="zh" style:country-asian="CN" style:language-complex="hi" style:country-complex="IN"/>
    </style:style>
    <style:style style:name="P7" style:family="paragraph" style:parent-style-name="Standard">
      <style:text-properties officeooo:paragraph-rsid="0081a19d"/>
    </style:style>
    <style:style style:name="P8" style:family="paragraph" style:parent-style-name="Standard">
      <style:paragraph-properties style:writing-mode="lr-tb"/>
      <style:text-properties officeooo:paragraph-rsid="00ad6e02"/>
    </style:style>
    <style:style style:name="P9" style:family="paragraph" style:parent-style-name="Standard">
      <style:paragraph-properties style:writing-mode="lr-tb"/>
      <style:text-properties officeooo:paragraph-rsid="0081a19d"/>
    </style:style>
    <style:style style:name="P10" style:family="paragraph" style:parent-style-name="Standard">
      <style:paragraph-properties style:writing-mode="lr-tb"/>
      <style:text-properties officeooo:paragraph-rsid="00a116ed"/>
    </style:style>
    <style:style style:name="P11" style:family="paragraph" style:parent-style-name="Standard">
      <style:paragraph-properties style:writing-mode="lr-tb"/>
      <style:text-properties fo:language="fr" fo:country="FR" officeooo:rsid="007b004c" officeooo:paragraph-rsid="007b004c" style:language-asian="zh" style:country-asian="CN" style:language-complex="hi" style:country-complex="IN"/>
    </style:style>
    <style:style style:name="P12" style:family="paragraph" style:parent-style-name="Standard">
      <style:paragraph-properties style:writing-mode="lr-tb"/>
      <style:text-properties officeooo:paragraph-rsid="007b004c"/>
    </style:style>
    <style:style style:name="P13" style:family="paragraph" style:parent-style-name="Standard">
      <style:paragraph-properties style:writing-mode="lr-tb"/>
      <style:text-properties fo:language="fr" fo:country="FR" officeooo:rsid="007b004c" officeooo:paragraph-rsid="007e980f" style:language-asian="zh" style:country-asian="CN" style:language-complex="hi" style:country-complex="IN"/>
    </style:style>
    <style:style style:name="P14" style:family="paragraph" style:parent-style-name="Standard" style:list-style-name="L1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5" style:family="paragraph" style:parent-style-name="Standard">
      <style:paragraph-properties style:writing-mode="lr-tb"/>
      <style:text-properties fo:language="fr" fo:country="FR" officeooo:rsid="007da83a" officeooo:paragraph-rsid="007da83a" style:language-asian="zh" style:country-asian="CN" style:language-complex="hi" style:country-complex="IN"/>
    </style:style>
    <style:style style:name="P16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9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20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21" style:family="paragraph" style:parent-style-name="Standard">
      <style:paragraph-properties style:writing-mode="lr-tb"/>
      <style:text-properties fo:language="fr" fo:country="FR" officeooo:paragraph-rsid="00acca96" style:language-asian="zh" style:country-asian="CN" style:language-complex="hi" style:country-complex="IN"/>
    </style:style>
    <style:style style:name="P22" style:family="paragraph" style:parent-style-name="Standard">
      <style:paragraph-properties style:writing-mode="lr-tb"/>
      <style:text-properties fo:language="fr" fo:country="FR" officeooo:rsid="0081a19d" officeooo:paragraph-rsid="00acca96" style:language-asian="zh" style:country-asian="CN" style:language-complex="hi" style:country-complex="IN"/>
    </style:style>
    <style:style style:name="P23" style:family="paragraph" style:parent-style-name="Standard">
      <style:paragraph-properties style:writing-mode="lr-tb"/>
      <style:text-properties fo:language="fr" fo:country="FR" officeooo:paragraph-rsid="00ad49a8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fo:language="fr" fo:country="FR" officeooo:paragraph-rsid="0081023c" style:language-asian="zh" style:country-asian="CN" style:language-complex="hi" style:country-complex="IN"/>
    </style:style>
    <style:style style:name="P25" style:family="paragraph" style:parent-style-name="Standard">
      <style:paragraph-properties style:writing-mode="lr-tb"/>
      <style:text-properties fo:font-weight="bold" officeooo:paragraph-rsid="0081023c" style:font-weight-asian="bold" style:font-weight-complex="bold"/>
    </style:style>
    <style:style style:name="P26" style:family="paragraph" style:parent-style-name="Standard">
      <style:paragraph-properties style:writing-mode="lr-tb"/>
      <style:text-properties officeooo:paragraph-rsid="0081023c"/>
    </style:style>
    <style:style style:name="P27" style:family="paragraph" style:parent-style-name="Standard">
      <style:paragraph-properties style:writing-mode="lr-tb"/>
      <style:text-properties fo:language="fr" fo:country="FR" officeooo:paragraph-rsid="0085731c" style:language-asian="zh" style:country-asian="CN" style:language-complex="hi" style:country-complex="IN"/>
    </style:style>
    <style:style style:name="P28" style:family="paragraph" style:parent-style-name="Standard">
      <style:paragraph-properties style:writing-mode="lr-tb"/>
      <style:text-properties fo:language="fr" fo:country="FR" officeooo:paragraph-rsid="008dd188" style:language-asian="zh" style:country-asian="CN" style:language-complex="hi" style:country-complex="IN"/>
    </style:style>
    <style:style style:name="P29" style:family="paragraph" style:parent-style-name="Standard">
      <style:paragraph-properties style:writing-mode="lr-tb"/>
      <style:text-properties fo:language="fr" fo:country="FR" officeooo:rsid="0085731c" officeooo:paragraph-rsid="0085731c" style:language-asian="zh" style:country-asian="CN" style:language-complex="hi" style:country-complex="IN"/>
    </style:style>
    <style:style style:name="P30" style:family="paragraph" style:parent-style-name="Standard">
      <style:paragraph-properties style:writing-mode="lr-tb"/>
      <style:text-properties officeooo:rsid="0085731c" officeooo:paragraph-rsid="0085731c"/>
    </style:style>
    <style:style style:name="P31" style:family="paragraph" style:parent-style-name="Standard" style:list-style-name="L2"/>
    <style:style style:name="P32" style:family="paragraph" style:parent-style-name="Standard" style:list-style-name="L2">
      <style:text-properties officeooo:paragraph-rsid="008383c7"/>
    </style:style>
    <style:style style:name="P33" style:family="paragraph" style:parent-style-name="Standard">
      <style:text-properties officeooo:rsid="008383c7" officeooo:paragraph-rsid="008383c7"/>
    </style:style>
    <style:style style:name="P34" style:family="paragraph" style:parent-style-name="Standard">
      <style:paragraph-properties style:writing-mode="lr-tb"/>
      <style:text-properties officeooo:paragraph-rsid="00881612"/>
    </style:style>
    <style:style style:name="P35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36" style:family="paragraph" style:parent-style-name="Standard" style:list-style-name="L3">
      <style:text-properties officeooo:paragraph-rsid="008383c7"/>
    </style:style>
    <style:style style:name="P37" style:family="paragraph" style:parent-style-name="Standard">
      <style:text-properties officeooo:paragraph-rsid="008383c7"/>
    </style:style>
    <style:style style:name="P38" style:family="paragraph" style:parent-style-name="Standard">
      <style:text-properties fo:font-weight="bold" officeooo:paragraph-rsid="008383c7" style:font-weight-asian="bold" style:font-weight-complex="bold"/>
    </style:style>
    <style:style style:name="P39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40" style:family="paragraph" style:parent-style-name="Standard">
      <style:paragraph-properties style:writing-mode="lr-tb"/>
      <style:text-properties officeooo:paragraph-rsid="007edf04"/>
    </style:style>
    <style:style style:name="P41" style:family="paragraph" style:parent-style-name="Standard">
      <style:paragraph-properties style:writing-mode="lr-tb"/>
      <style:text-properties officeooo:paragraph-rsid="0070377e"/>
    </style:style>
    <style:style style:name="P42" style:family="paragraph" style:parent-style-name="Standard">
      <style:paragraph-properties fo:margin-left="0.4925in" fo:text-indent="0in" style:auto-text-indent="false" style:writing-mode="lr-tb"/>
      <style:text-properties officeooo:paragraph-rsid="00b31e62"/>
    </style:style>
    <style:style style:name="P43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officeooo:rsid="00a64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 style:language-asian="zh" style:country-asian="CN" style:language-complex="hi" style:country-complex="IN"/>
    </style:style>
    <style:style style:name="T4" style:family="text">
      <style:text-properties officeooo:rsid="00ad49a8"/>
    </style:style>
    <style:style style:name="T5" style:family="text">
      <style:text-properties officeooo:rsid="00b01d18"/>
    </style:style>
    <style:style style:name="T6" style:family="text">
      <style:text-properties fo:language="fr" fo:country="FR" officeooo:rsid="007b004c" fo:background-color="#ffff00" loext:char-shading-value="0" style:language-asian="zh" style:country-asian="CN" style:language-complex="hi" style:country-complex="IN"/>
    </style:style>
    <style:style style:name="T7" style:family="text">
      <style:text-properties fo:language="fr" fo:country="FR" officeooo:rsid="00b2132b" fo:background-color="#ffff00" loext:char-shading-value="0" style:language-asian="zh" style:country-asian="CN" style:language-complex="hi" style:country-complex="IN"/>
    </style:style>
    <style:style style:name="T8" style:family="text">
      <style:text-properties officeooo:rsid="00a116ed"/>
    </style:style>
    <style:style style:name="T9" style:family="text">
      <style:text-properties fo:language="fr" fo:country="FR" officeooo:rsid="007b004c" style:language-asian="zh" style:country-asian="CN" style:language-complex="hi" style:country-complex="IN"/>
    </style:style>
    <style:style style:name="T10" style:family="text">
      <style:text-properties fo:language="fr" fo:country="FR" officeooo:rsid="00a44ee7" style:language-asian="zh" style:country-asian="CN" style:language-complex="hi" style:country-complex="IN"/>
    </style:style>
    <style:style style:name="T11" style:family="text">
      <style:text-properties officeooo:rsid="008fc6b0"/>
    </style:style>
    <style:style style:name="T12" style:family="text">
      <style:text-properties officeooo:rsid="007b004c"/>
    </style:style>
    <style:style style:name="T13" style:family="text">
      <style:text-properties officeooo:rsid="007fd3fb"/>
    </style:style>
    <style:style style:name="T14" style:family="text">
      <style:text-properties officeooo:rsid="007b004c" fo:background-color="#ffff00" loext:char-shading-value="0"/>
    </style:style>
    <style:style style:name="T15" style:family="text">
      <style:text-properties fo:language="fr" fo:country="FR" officeooo:rsid="0081a19d" style:language-asian="zh" style:country-asian="CN" style:language-complex="hi" style:country-complex="IN"/>
    </style:style>
    <style:style style:name="T16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7" style:family="text">
      <style:text-properties officeooo:rsid="008383c7"/>
    </style:style>
    <style:style style:name="T18" style:family="text">
      <style:text-properties fo:language="fr" fo:country="FR" officeooo:rsid="00881612" style:language-asian="zh" style:country-asian="CN" style:language-complex="hi" style:country-complex="IN"/>
    </style:style>
    <style:style style:name="T19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20" style:family="text">
      <style:text-properties officeooo:rsid="0086930f"/>
    </style:style>
    <style:style style:name="T21" style:family="text">
      <style:text-properties style:text-underline-style="none" officeooo:rsid="008383c7"/>
    </style:style>
    <style:style style:name="T22" style:family="text">
      <style:text-properties style:text-underline-style="none" officeooo:rsid="0085731c"/>
    </style:style>
    <style:style style:name="T23" style:family="text">
      <style:text-properties officeooo:rsid="0083aee4"/>
    </style:style>
    <style:style style:name="T24" style:family="text">
      <style:text-properties fo:language="fr" fo:country="FR" officeooo:rsid="00742409" style:language-asian="zh" style:country-asian="CN" style:language-complex="hi" style:country-complex="IN"/>
    </style:style>
    <style:style style:name="T25" style:family="text">
      <style:text-properties officeooo:rsid="00b31e62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b31e62"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span text:style-name="T1">de</text:span> <text:text-input text:description="">{{ commune }}</text:text-input></text:p>
      <text:p text:style-name="P2"/>
      <text:p text:style-name="P3"><text:span text:style-name="T2">Objet </text:span>: Rapport de constatation d’un dép<text:span text:style-name="T3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<text:text-input text:description="">{% if concerne_une_entreprise %}</text:text-input></text:p>
      <text:p text:style-name="P5"><text:span text:style-name="T4">Ce signalement conce</text:span><text:span text:style-name="T5">r</text:span><text:span text:style-name="T4">ne une entreprise.</text:span></text:p>
      <text:p text:style-name="P6"><text:text-input text:description="">{% else %}</text:text-input></text:p>
      <text:p text:style-name="P6">Ce signalement conce<text:span text:style-name="T5">r</text:span>ne un particulier.</text:p>
      <text:p text:style-name="P7"><text:text-input text:description="">{% endif %}</text:text-input></text:p>
      <text:p text:style-name="P8"><text:span text:style-name="T6">Remplir ici le nom et l’identité de l</text:span><text:span text:style-name="T7">a personne ou de l’entreprise concernée</text:span><text:span text:style-name="T6">. </text:span></text:p>
      <text:p text:style-name="P9"><text:text-input text:description="">{% endif %}</text:text-input></text:p>
      <text:h text:style-name="Heading_20_2" text:outline-level="2">Constatation<text:span text:style-name="T3">s</text:span></text:h>
      <text:p text:style-name="P3"><text:span text:style-name="T3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10">Des déchets ont été entreposés.</text:p>
      <text:p text:style-name="P10"><text:text-input text:description="">{% if nature_terrain %}</text:text-input></text:p>
      <text:p text:style-name="P10"><text:span text:style-name="T8">Nature du terrain où les déchets ont été trouvés : </text:span><text:span text:style-name="T8"><text:text-input text:description="">{{ nature_terrain }}</text:text-input></text:span></text:p>
      <text:p text:style-name="P3"><text:text-input text:description="">{% endif %}</text:text-input></text:p>
      <text:p text:style-name="P5"/>
      <text:p text:style-name="P3">Il s’agit d’un dép<text:span text:style-name="T3">ôt sauvage dont le volume est estimé à environ : </text:span><text:span text:style-name="T3"><text:text-input text:description="">{{volume_depot }}</text:text-input></text:span><text:span text:style-name="T3">.</text:span></text:p>
      <text:p text:style-name="P11"><text:text-input text:description="">{% if types_depot %}</text:text-input></text:p>
      <text:p text:style-name="P12"><text:span text:style-name="T9">Le dépôt se </text:span><text:span text:style-name="T3">compose de</text:span><text:span text:style-name="T9">s éléments suivant</text:span><text:span text:style-name="T10">s</text:span><text:span text:style-name="T9"> : </text:span></text:p>
      <text:p text:style-name="P13"><text:text-input text:description="">{% endif %}</text:text-input></text:p>
      <text:p text:style-name="P11"><text:text-input text:description="">{% for item in types_depot %}</text:text-input></text:p>
      <text:list text:style-name="L1">
        <text:list-item>
          <text:p text:style-name="P14"><text:text-input text:description="">{{ item }}</text:text-input></text:p>
        </text:list-item>
      </text:list>
      <text:p text:style-name="P15"><text:text-input text:description="">{% endfor %}</text:text-input></text:p>
      <text:p text:style-name="P12"><text:span text:style-name="T3"/></text:p>
      <text:p text:style-name="P16"><text:text-input text:description="">{% if photo_dispo %}</text:text-input></text:p>
      <text:p text:style-name="P16">Une planche photographique est jointe en annexe du présent rapport.</text:p>
      <text:p text:style-name="P16"><text:text-input text:description="">{% endif %}</text:text-input></text:p>
      <text:p text:style-name="P16"/>
      <text:p text:style-name="P16"><text:text-input text:description="">{% if precisions_depot %}</text:text-input></text:p>
      <text:p text:style-name="P17">Les précisions sui<text:span text:style-name="T11">v</text:span>antes ont été apportées :</text:p>
      <text:p text:style-name="P16"><text:text-input text:description="">{{ precisions_depot }}</text:text-input></text:p>
      <text:p text:style-name="P4"><text:text-input text:description="">{% endif %}</text:text-input></text:p>
      <text:p text:style-name="P16"/>
      <text:p text:style-name="P16"><text:text-input text:description="">{% if indices_disponibles %}</text:text-input></text:p>
      <text:p text:style-name="P18"><text:span text:style-name="T12">Des </text:span>éléments présents <text:span text:style-name="T12">sur </text:span>place<text:span text:style-name="T12"> pourraient permettre </text:span><text:span text:style-name="T13">d’</text:span><text:span text:style-name="T12">identifier l’auteur présumé :</text:span></text:p>
      <text:p text:style-name="P19"><text:text-input text:description="">{% endif %}</text:text-input></text:p>
      <text:p text:style-name="P11"/>
      <text:p text:style-name="P11"><text:text-input text:description="">{% for item in indices_disponibles %}</text:text-input></text:p>
      <text:list text:continue-numbering="true" text:style-name="L1">
        <text:list-item>
          <text:p text:style-name="P14"><text:soft-page-break/><text:text-input text:description="">{{ item }}</text:text-input></text:p>
        </text:list-item>
      </text:list>
      <text:p text:style-name="P18"><text:text-input text:description="">{% endfor %}</text:text-input></text:p>
      <text:p text:style-name="P18"/>
      <text:p text:style-name="P18"><text:text-input text:description="">{% if auteur_identifie %}</text:text-input></text:p>
      <text:p text:style-name="P18"><text:span text:style-name="T12">L</text:span>’auteur présumé des faits est : <text:s/><text:span text:style-name="T14">Remplir ici le nom et l’identité de l’auteur. </text:span></text:p>
      <text:p text:style-name="P20"><text:text-input text:description="">{% endif %}</text:text-input></text:p>
      <text:p text:style-name="P3"><text:span text:style-name="T3"/></text:p>
      <text:p text:style-name="P21"><text:text-input text:description="">{% if precisions_indices %}</text:text-input></text:p>
      <text:p text:style-name="P22">Les précisions sui<text:span text:style-name="T11">v</text:span>antes ont été apportées :</text:p>
      <text:p text:style-name="P21"><text:text-input text:description="">{{ precisions_indices }}</text:text-input></text:p>
      <text:p text:style-name="P21"><text:text-input text:description="">{% endif %}</text:text-input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3">êté ou d’une délibération municipale encadrant les dépôts sauvages de déchets et fixant le montant du forfait d’enlèvement à </text:span><text:span text:style-name="T15"><text:text-input text:description="">{{ montant_forfait_enlevement }}</text:text-input></text:span><text:span text:style-name="T3">. </text:span></text:p>
      <text:p text:style-name="P20"><text:text-input text:description="">{% endif %}</text:text-input></text:p>
      <text:p text:style-name="P23"/>
      <text:p text:style-name="P24"><text:text-input text:description="">{% if prejudice_montant_connu %}</text:text-input></text:p>
      <text:p text:style-name="P25"><text:span text:style-name="T3">Le préjudice pour la commune est estimé à </text:span><text:span text:style-name="T3"><text:text-input text:description="">{{ prejudice_montant }}</text:text-input></text:span><text:span text:style-name="T3">€. </text:span></text:p>
      <text:p text:style-name="P26"><text:span text:style-name="T3">Cela correspond à : </text:span><text:span text:style-name="T16">Indiquer ici les détails du montant indiqué et joindre les justificatifs.</text:span></text:p>
      <text:p text:style-name="P27"><text:text-input text:description="">{% endif %}</text:text-input></text:p>
      <text:p text:style-name="P28"><text:text-input text:description="">{% if not prejudice_montant_connu %}</text:text-input></text:p>
      <text:p text:style-name="P29">Une estimation du montant du préjudice a été établie.</text:p>
      <text:p text:style-name="P30"><text:span text:style-name="T3"/></text:p>
      <text:list text:style-name="L2">
        <text:list-item>
          <text:p text:style-name="P31">Nombre de personnes mobilisées : <text:text-input text:description="">{{ prejudice_nombre_personnes }}</text:text-input></text:p>
        </text:list-item>
        <text:list-item>
          <text:p text:style-name="P32">Nombre d’heures mobilisé<text:span text:style-name="T4">e</text:span>s : <text:text-input text:description="">{{ prejudice_nombre_heures }}</text:text-input></text:p>
        </text:list-item>
        <text:list-item>
          <text:p text:style-name="P32">Nombre de véhicules mobilisés : <text:text-input text:description="">{{ prejudice_nombre_vehicules }}</text:text-input></text:p>
        </text:list-item>
        <text:list-item>
          <text:p text:style-name="P32">Kilométrage <text:span text:style-name="T17">parcouru par véhicule </text:span>: <text:text-input text:description="">{{ prejudice_kilometrage }}</text:text-input></text:p>
        </text:list-item>
        <text:list-item>
          <text:p text:style-name="P32">Autres <text:span text:style-name="T1">coûts </text:span>: <text:text-input text:description="">{{ prejudice_autres_couts }}</text:text-input></text:p>
        </text:list-item>
      </text:list>
      <text:p text:style-name="P33"/>
      <text:p text:style-name="P34"><text:span text:style-name="T18">Précisions </text:span><text:span text:style-name="T3">: </text:span><text:span text:style-name="T16">Indiquer </text:span><text:span text:style-name="T19">d</text:span><text:span text:style-name="T16">es détails </text:span><text:span text:style-name="T19">si un</text:span><text:span text:style-name="T16"> montant </text:span><text:span text:style-name="T19">est </text:span><text:span text:style-name="T16">indiqué </text:span><text:span text:style-name="T19">dans les autres coûts.</text:span></text:p>
      <text:p text:style-name="P34"><text:span text:style-name="T16"/></text:p>
      <text:p text:style-name="P35">En considérant <text:span text:style-name="T20">les esti</text:span><text:span text:style-name="T1">m</text:span><text:span text:style-name="T20">ations suivantes </text:span>: </text:p>
      <text:list text:style-name="L3">
        <text:list-item>
          <text:p text:style-name="P36"><text:span text:style-name="T20">T</text:span>aux horaire <text:span text:style-name="T20">par </text:span>agent : 18,03€/h</text:p>
        </text:list-item>
        <text:list-item>
          <text:p text:style-name="P36"><text:span text:style-name="T20">C</text:span><text:span text:style-name="T17">oût d’u</text:span>sage <text:span text:style-name="T20">par</text:span><text:span text:style-name="T17"> </text:span>véhicule : 1,30€/km</text:p>
        </text:list-item>
      </text:list>
      <text:p text:style-name="P37"/>
      <text:p text:style-name="P38"><text:span text:style-name="T21">Le coût estimé </text:span><text:span text:style-name="T22">du préjudice </text:span><text:span text:style-name="T21">est de </text:span><text:span text:style-name="T17">: </text:span><text:span text:style-name="T17"><text:text-input text:description="">{{ prejudice_montant_calcule }}</text:text-input></text:span><text:span text:style-name="T23">€</text:span></text:p>
      <text:p text:style-name="P39"><text:text-input text:description="">{% endif %}</text:text-input></text:p>
      <text:p text:style-name="P40"><text:span text:style-name="T3"/></text:p>
      <text:p text:style-name="P41"><text:text-input text:description="">{% if souhaite_porter_plainte %}</text:text-input><text:text-input text:description=""/></text:p>
      <text:p text:style-name="P3"><text:span text:style-name="T3">Une plainte au nom de la commune de </text:span><text:span text:style-name="T3"><text:text-input text:description="">{{ commune }}</text:text-input></text:span><text:span text:style-name="T3"><text:s/></text:span><text:span text:style-name="T24">s</text:span><text:span text:style-name="T3">era déposée pour les faits constatés.</text:span></text:p>
      <text:p text:style-name="P41"><text:span text:style-name="T3"><text:text-input text:description="">{% endif %}</text:text-input></text:span><text:span text:style-name="T3"><text:text-input text:description=""/></text:span></text:p>
      <text:p text:style-name="P3"/>
      <text:p text:style-name="P3"/>
      <text:h text:style-name="Heading_20_2" text:outline-level="2"><text:soft-page-break/>Transmission du rapport</text:h>
      <text:p text:style-name="P42">- <text:span text:style-name="T25">La brigade </text:span><text:span text:style-name="T26">[</text:span><text:span text:style-name="T27">B</text:span><text:span text:style-name="T26">rigade </text:span><text:span text:style-name="T27">à compléter</text:span><text:span text:style-name="T26">] </text:span>;</text:p>
      <text:p text:style-name="P42">- La sous-préfecture de l’arrondissement de <text:span text:style-name="T26">[</text:span><text:span text:style-name="T27">s</text:span><text:span text:style-name="T26">ous-pr</text:span><text:span text:style-name="T27">éfecture à compléter</text:span><text:span text:style-name="T26">] </text:span>;</text:p>
      <text:p text:style-name="P43">- Le procureur de la République près le tribunal judiciaire de <text:span text:style-name="T26">[</text:span><text:span text:style-name="T27">t</text:span><text:span text:style-name="T26">ribunal </text:span><text:span text:style-name="T27">à compléter</text:span><text:span text:style-name="T26">] </text:span>;</text:p>
      <text:p text:style-name="P42">- La direction départementale des territoires de <text:span text:style-name="T26">[département </text:span><text:span text:style-name="T27">à compléter</text:span><text:span text:style-name="T26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7T23:09:56.339267288</dc:date>
    <meta:editing-cycles>162</meta:editing-cycles>
    <meta:editing-duration>P1DT1H57M7S</meta:editing-duration>
    <meta:generator>LibreOffice/24.8.5.2$Linux_X86_64 LibreOffice_project/480$Build-2</meta:generator>
    <meta:document-statistic meta:table-count="0" meta:image-count="0" meta:object-count="0" meta:page-count="3" meta:paragraph-count="75" meta:word-count="638" meta:character-count="3223" meta:non-whitespace-character-count="2782"/>
    <meta:user-defined meta:name="AppVersion">15.0000</meta:user-defined>
  </office:meta>
</office:document-meta>
</file>